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9800000011BFFC5953FB7079B6.png" manifest:media-type="image/png"/>
  <manifest:file-entry manifest:full-path="Pictures/100000000000033500000106940B9045730FCD57.jpg" manifest:media-type="image/jpeg"/>
  <manifest:file-entry manifest:full-path="Pictures/100000000000013B0000009CB2225F98B1A56FF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5.9063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541in"/>
    </style:style>
    <style:style style:name="Table1.B" style:family="table-column">
      <style:table-column-properties style:column-width="0.4382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0.3326in"/>
    </style:style>
    <style:style style:name="Table1.E" style:family="table-column">
      <style:table-column-properties style:column-width="0.3132in"/>
    </style:style>
    <style:style style:name="Table1.F" style:family="table-column">
      <style:table-column-properties style:column-width="1.9063in"/>
    </style:style>
    <style:style style:name="Table1.G" style:family="table-column">
      <style:table-column-properties style:column-width="0.447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line-height="95%" fo:text-align="justify" style:justify-single-word="false" fo:orphans="0" fo:widows="0"/>
      <style:text-properties fo:font-size="11pt" style:font-size-asian="11pt" style:font-size-complex="11pt"/>
    </style:style>
    <style:style style:name="P2" style:family="paragraph" style:parent-style-name="Standard">
      <style:paragraph-properties fo:line-height="95%" fo:text-align="justify" style:justify-single-word="false" fo:orphans="0" fo:widows="0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line-height="95%" fo:text-align="justify" style:justify-single-word="false" fo:orphans="0" fo:widows="0"/>
      <style:text-properties fo:font-size="3pt" style:font-size-asian="3pt" style:font-size-complex="3pt"/>
    </style:style>
    <style:style style:name="P5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51ba" style:text-line-through-style="none" style:text-line-through-type="none" style:text-position="0% 100%" style:font-name="Arial" fo:font-size="5pt" fo:font-style="normal" style:text-underline-style="none" fo:font-weight="bold" style:font-name-asian="Arial1" style:font-size-asian="5pt" style:font-style-asian="normal" style:font-weight-asian="bold" style:font-name-complex="Arial1" style:font-size-complex="5pt"/>
    </style:style>
    <style:style style:name="P7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8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757578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9" style:family="paragraph" style:parent-style-name="Standard" style:master-pag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font-variant="normal" fo:text-transform="none" fo:color="#0051ba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style:paragraph-properties fo:margin-left="0in" fo:margin-right="0in" fo:margin-top="0.0555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0051ba" fo:font-weight="bold" style:font-weight-asian="bold"/>
    </style:style>
    <style:style style:name="P18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in" fo:margin-right="0in" fo:line-height="210%" fo:text-align="justify" style:justify-single-word="false" fo:orphans="0" fo:widows="0" fo:text-indent="0in" style:auto-text-indent="false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0in" fo:margin-right="0in" fo:line-height="210%" fo:text-align="justify" style:justify-single-word="false" fo:orphans="0" fo:widows="0" fo:text-indent="0in" style:auto-text-indent="false" fo:break-before="page"/>
    </style:style>
    <style:style style:name="P22" style:family="paragraph" style:parent-style-name="Standard" style:list-style-name="WWNum4">
      <style:paragraph-properties fo:margin-left="0.25in" fo:margin-right="0in" fo:margin-top="0.0835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</style:style>
    <style:style style:name="P23" style:family="paragraph" style:parent-style-name="Standard" style:list-style-name="WWNum5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24" style:family="paragraph" style:parent-style-name="Standard" style:list-style-name="WWNum6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25" style:family="paragraph" style:parent-style-name="Standard" style:list-style-name="WWNum1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210%" fo:text-align="justify" style:justify-single-word="false" fo:orphans="0" fo:widows="0" fo:text-indent="0.0043in" style:auto-text-indent="false"/>
    </style:style>
    <style:style style:name="P27" style:family="paragraph" style:parent-style-name="Standard">
      <style:paragraph-properties fo:margin-left="0in" fo:margin-right="0in" fo:line-height="210%" fo:text-align="justify" style:justify-single-word="false" fo:orphans="0" fo:widows="0" fo:text-indent="0.0043in" style:auto-text-indent="false"/>
      <style:text-properties fo:font-size="11pt" fo:font-weight="bold" style:font-size-asian="11pt" style:font-weight-asian="bold" style:font-size-complex="11pt"/>
    </style:style>
    <style:style style:name="P28" style:family="paragraph" style:parent-style-name="Standard">
      <style:paragraph-properties fo:margin-left="0in" fo:margin-right="0in" fo:line-height="210%" fo:text-align="justify" style:justify-single-word="false" fo:orphans="0" fo:widows="0" fo:text-indent="0.0043in" style:auto-text-indent="false" fo:break-before="page"/>
    </style:style>
    <style:style style:name="P29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31" style:family="paragraph" style:parent-style-name="Standard">
      <style:paragraph-properties fo:margin-left="0.25in" fo:margin-right="0in" fo:margin-top="0.0209in" fo:margin-bottom="0in" loext:contextual-spacing="false" fo:line-height="91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33" style:family="paragraph" style:parent-style-name="Standard">
      <style:paragraph-properties fo:margin-left="0.25in" fo:margin-right="0in" fo:line-height="95%" fo:orphans="0" fo:widows="0" fo:text-indent="0in" style:auto-text-indent="false"/>
      <style:text-properties fo:color="#3366ff" fo:font-size="11pt" style:font-size-asian="11pt" style:font-size-complex="11pt" fo:background-color="#ffff00"/>
    </style:style>
    <style:style style:name="P34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color="#3366ff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6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</style:style>
    <style:style style:name="P38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39" style:family="paragraph" style:parent-style-name="Standard">
      <style:paragraph-properties fo:margin-left="0in" fo:margin-right="0in" fo:line-height="95%" fo:orphans="0" fo:widows="0" fo:text-indent="0in" style:auto-text-indent="false"/>
      <style:text-properties fo:font-size="11pt" style:font-size-asian="11pt" style:font-size-complex="11pt"/>
    </style:style>
    <style:style style:name="P40" style:family="paragraph" style:parent-style-name="Standard">
      <style:paragraph-properties fo:margin-left="0.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41" style:family="paragraph" style:parent-style-name="Standard">
      <style:paragraph-properties fo:margin-left="0.5in" fo:margin-right="0in" fo:line-height="90%" fo:text-align="justify" style:justify-single-word="false" fo:orphans="0" fo:widows="0" fo:text-indent="0in" style:auto-text-indent="false"/>
    </style:style>
    <style:style style:name="P42" style:family="paragraph" style:parent-style-name="Standard">
      <style:paragraph-properties fo:margin-left="0.5in" fo:margin-right="0in" fo:margin-top="0.1846in" fo:margin-bottom="0in" loext:contextual-spacing="false" fo:line-height="95%" fo:text-align="justify" style:justify-single-word="false" fo:orphans="0" fo:widows="0" fo:text-indent="0in" style:auto-text-indent="false"/>
    </style:style>
    <style:style style:name="P43" style:family="paragraph" style:parent-style-name="Standard">
      <style:paragraph-properties fo:margin-left="0.5in" fo:margin-right="0in" fo:margin-top="0.1783in" fo:margin-bottom="0in" loext:contextual-spacing="false" fo:line-height="100%" fo:text-align="justify" style:justify-single-word="false" fo:orphans="0" fo:widows="0" fo:text-indent="0in" style:auto-text-indent="false"/>
    </style:style>
    <style:style style:name="P44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</style:style>
    <style:style style:name="P46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47" style:family="paragraph" style:parent-style-name="Standard">
      <style:paragraph-properties fo:margin-left="0in" fo:margin-right="0in" fo:margin-top="0.0209in" fo:margin-bottom="0in" loext:contextual-spacing="false" fo:line-height="91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48" style:family="paragraph" style:parent-style-name="Standard">
      <style:paragraph-properties fo:margin-left="0.5in" fo:margin-right="0in" fo:margin-top="0.1709in" fo:margin-bottom="0in" loext:contextual-spacing="false" fo:line-height="95%" fo:text-align="justify" style:justify-single-word="false" fo:orphans="0" fo:widows="0" fo:text-indent="0.0102in" style:auto-text-indent="false"/>
    </style:style>
    <style:style style:name="P49" style:family="paragraph" style:parent-style-name="Standard">
      <style:paragraph-properties fo:margin-left="0.5in" fo:margin-right="0in" fo:margin-top="0.1709in" fo:margin-bottom="0in" loext:contextual-spacing="false" fo:line-height="100%" fo:text-align="justify" style:justify-single-word="false" fo:orphans="0" fo:widows="0" fo:text-indent="0.0102in" style:auto-text-indent="false"/>
    </style:style>
    <style:style style:name="P50" style:family="paragraph" style:parent-style-name="Standard">
      <style:paragraph-properties fo:margin-left="0.5in" fo:margin-right="0in" fo:margin-top="0.1783in" fo:margin-bottom="0in" loext:contextual-spacing="false" fo:line-height="100%" fo:text-align="justify" style:justify-single-word="false" fo:orphans="0" fo:widows="0" fo:text-indent="0.0102in" style:auto-text-indent="false"/>
    </style:style>
    <style:style style:name="P51" style:family="paragraph" style:parent-style-name="Standard">
      <style:paragraph-properties fo:margin-left="0.5in" fo:margin-right="0in" fo:line-height="95%" fo:text-align="justify" style:justify-single-word="false" fo:orphans="0" fo:widows="0" fo:text-indent="0.0102in" style:auto-text-indent="false"/>
    </style:style>
    <style:style style:name="P52" style:family="paragraph" style:parent-style-name="Standard">
      <style:paragraph-properties fo:margin-left="0.5in" fo:margin-right="0in" fo:margin-top="0.0209in" fo:margin-bottom="0in" loext:contextual-spacing="false" fo:line-height="93%" fo:text-align="justify" style:justify-single-word="false" fo:orphans="0" fo:widows="0" fo:text-indent="0.0102in" style:auto-text-indent="false"/>
    </style:style>
    <style:style style:name="P53" style:family="paragraph" style:parent-style-name="Standard">
      <style:paragraph-properties fo:margin-left="0.5in" fo:margin-right="0in" fo:margin-top="0.172in" fo:margin-bottom="0in" loext:contextual-spacing="false" fo:line-height="100%" fo:text-align="justify" style:justify-single-word="false" fo:orphans="0" fo:widows="0" fo:text-indent="0.0102in" style:auto-text-indent="false"/>
    </style:style>
    <style:style style:name="P54" style:family="paragraph" style:parent-style-name="Standard">
      <style:paragraph-properties fo:margin-left="0.5in" fo:margin-right="0in" fo:margin-top="0.172in" fo:margin-bottom="0in" loext:contextual-spacing="false" fo:line-height="190%" fo:text-align="justify" style:justify-single-word="false" fo:orphans="0" fo:widows="0" fo:text-indent="0.0102in" style:auto-text-indent="false"/>
    </style:style>
    <style:style style:name="P55" style:family="paragraph" style:parent-style-name="Standard">
      <style:paragraph-properties fo:margin-left="0.5in" fo:margin-right="0in" fo:margin-top="0.0339in" fo:margin-bottom="0in" loext:contextual-spacing="false" fo:line-height="191%" fo:text-align="justify" style:justify-single-word="false" fo:orphans="0" fo:widows="0" fo:text-indent="0.0102in" style:auto-text-indent="false"/>
    </style:style>
    <style:style style:name="P56" style:family="paragraph" style:parent-style-name="Standard">
      <style:paragraph-properties fo:margin-left="0.5in" fo:margin-right="0in" fo:margin-top="0.0193in" fo:margin-bottom="0in" loext:contextual-spacing="false" fo:line-height="100%" fo:text-align="justify" style:justify-single-word="false" fo:orphans="0" fo:widows="0" fo:text-indent="0.0102in" style:auto-text-indent="false"/>
    </style:style>
    <style:style style:name="P57" style:family="paragraph" style:parent-style-name="Standard">
      <style:paragraph-properties fo:margin-left="0.5in" fo:margin-right="0in" fo:margin-top="0.0193in" fo:margin-bottom="0in" loext:contextual-spacing="false" fo:line-height="100%" fo:text-align="justify" style:justify-single-word="false" fo:orphans="0" fo:widows="0" fo:text-indent="0.0102in" style:auto-text-indent="false"/>
      <style:text-properties fo:font-size="11pt" fo:font-style="italic" style:font-size-asian="11pt" style:font-style-asian="italic" style:font-size-complex="11pt"/>
    </style:style>
    <style:style style:name="P58" style:family="paragraph" style:parent-style-name="Standard" style:list-style-name="WWNum7">
      <style:paragraph-properties fo:margin-left="0.75in" fo:margin-right="0in" fo:margin-top="0.2035in" fo:margin-bottom="0in" loext:contextual-spacing="false" fo:line-height="111%" fo:text-align="justify" style:justify-single-word="false" fo:orphans="0" fo:widows="0" fo:text-indent="-0.25in" style:auto-text-indent="false"/>
    </style:style>
    <style:style style:name="P59" style:family="paragraph" style:parent-style-name="Standard" style:list-style-name="WWNum2">
      <style:paragraph-properties fo:margin-left="0.75in" fo:margin-right="0in" fo:margin-top="0.2035in" fo:margin-bottom="0in" loext:contextual-spacing="false" fo:line-height="100%" fo:text-align="justify" style:justify-single-word="false" fo:orphans="0" fo:widows="0" fo:text-indent="-0.25in" style:auto-text-indent="false"/>
    </style:style>
    <style:style style:name="P60" style:family="paragraph" style:parent-style-name="Standard" style:list-style-name="WWNum7">
      <style:paragraph-properties fo:margin-left="0.75in" fo:margin-right="0in" fo:margin-top="0in" fo:margin-bottom="0in" loext:contextual-spacing="false" fo:line-height="111%" fo:text-align="justify" style:justify-single-word="false" fo:orphans="0" fo:widows="0" fo:text-indent="-0.25in" style:auto-text-indent="false"/>
    </style:style>
    <style:style style:name="P61" style:family="paragraph" style:parent-style-name="Standard" style:list-style-name="WWNum8">
      <style:paragraph-properties fo:margin-left="0.75in" fo:margin-right="0in" fo:margin-top="0in" fo:margin-bottom="0in" loext:contextual-spacing="false" fo:line-height="91%" fo:text-align="justify" style:justify-single-word="false" fo:orphans="0" fo:widows="0" fo:text-indent="-0.25in" style:auto-text-indent="false"/>
    </style:style>
    <style:style style:name="P62" style:family="paragraph" style:parent-style-name="Standard" style:list-style-name="WWNum8">
      <style:paragraph-properties fo:margin-left="0.75in" fo:margin-right="0in" fo:margin-top="0.0209in" fo:margin-bottom="0in" loext:contextual-spacing="false" fo:line-height="91%" fo:text-align="justify" style:justify-single-word="false" fo:orphans="0" fo:widows="0" fo:text-indent="-0.25in" style:auto-text-indent="false"/>
    </style:style>
    <style:style style:name="P63" style:family="paragraph" style:parent-style-name="Standard" style:list-style-name="WWNum7">
      <style:paragraph-properties fo:margin-left="1in" fo:margin-right="0in" fo:margin-top="0in" fo:margin-bottom="0in" loext:contextual-spacing="false" fo:line-height="111%" fo:text-align="justify" style:justify-single-word="false" fo:orphans="0" fo:widows="0" fo:text-indent="-0.25in" style:auto-text-indent="false"/>
    </style:style>
    <style:style style:name="P64" style:family="paragraph" style:parent-style-name="Standard" style:list-style-name="WWNum7">
      <style:paragraph-properties fo:margin-left="1in" fo:margin-right="0in" fo:margin-top="0in" fo:margin-bottom="0in" loext:contextual-spacing="false" fo:line-height="111%" fo:text-align="justify" style:justify-single-word="false" fo:orphans="0" fo:widows="0" fo:text-indent="-0.25in" style:auto-text-indent="false"/>
    </style:style>
    <style:style style:name="P65" style:family="paragraph" style:parent-style-name="Standard">
      <style:paragraph-properties fo:margin-left="0in" fo:margin-right="0in" fo:line-height="210%" fo:text-align="justify" style:justify-single-word="false" fo:orphans="0" fo:widows="0" fo:text-indent="0.0043in" style:auto-text-indent="false" fo:break-before="page"/>
    </style:style>
    <style:style style:name="P66" style:family="paragraph" style:parent-style-name="Standard" style:list-style-name="WWNum3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67" style:family="paragraph" style:parent-style-name="Standard" style:list-style-name="WWNum9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68" style:family="paragraph" style:parent-style-name="Standard">
      <style:paragraph-properties fo:margin-left="0.5in" fo:margin-right="0in" fo:line-height="95%" fo:text-align="justify" style:justify-single-word="false" fo:orphans="0" fo:widows="0" fo:text-indent="0in" style:auto-text-indent="false"/>
      <style:text-properties fo:font-size="3pt" style:font-size-asian="3pt" style:font-size-complex="3pt"/>
    </style:style>
    <style:style style:name="P69" style:family="paragraph" style:parent-style-name="Standard">
      <style:paragraph-properties fo:margin-left="0.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70" style:family="paragraph" style:parent-style-name="Standard" style:list-style-name="WWNum9">
      <style:paragraph-properties fo:margin-left="0.25in" fo:margin-right="-0.1457in" fo:line-height="95%" fo:text-align="justify" style:justify-single-word="false" fo:orphans="0" fo:widows="0" fo:text-indent="-0.25in" style:auto-text-indent="false"/>
    </style:style>
    <style:style style:name="P71" style:family="paragraph" style:parent-style-name="Standard">
      <style:paragraph-properties fo:margin-left="0.5in" fo:margin-right="-0.1457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72" style:family="paragraph" style:parent-style-name="Standard">
      <style:paragraph-properties fo:margin-left="-0.7874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P73" style:family="paragraph" style:parent-style-name="Standard">
      <style:paragraph-properties fo:margin-left="-0.7874in" fo:margin-right="0.25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Arial" fo:font-size="18pt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" style:family="text"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" style:family="text">
      <style:text-properties fo:font-variant="normal" fo:text-transform="none" fo:color="#0051ba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757578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757578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2" style:family="text">
      <style:text-properties fo:font-variant="normal" fo:text-transform="none" fo:color="#004c9a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13" style:family="text">
      <style:text-properties fo:font-variant="normal" fo:text-transform="none" fo:color="#3366ff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4" style:family="text">
      <style:text-properties fo:color="#0066cc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0051ba" fo:font-size="14pt" style:font-size-asian="14pt" style:font-size-complex="14pt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text-underline-style="none" style:font-style-asian="italic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style:text-underline-style="none" style:font-size-asian="11pt" style:font-size-complex="11pt"/>
    </style:style>
    <style:style style:name="T21" style:family="text">
      <style:text-properties fo:font-size="11pt" fo:font-style="italic" style:font-size-asian="11pt" style:font-style-asian="italic" style:font-size-complex="11pt"/>
    </style:style>
    <style:style style:name="T2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23" style:family="text">
      <style:text-properties style:text-position="sub 58%" fo:font-size="11pt" style:font-size-asian="11pt" style:font-size-complex="11pt"/>
    </style:style>
    <style:style style:name="T24" style:family="text">
      <style:text-properties style:text-position="super 58%" fo:font-size="11pt" style:font-size-asian="11pt" style:font-size-complex="11pt"/>
    </style:style>
    <style:style style:name="T25" style:family="text">
      <style:text-properties style:text-position="super 58%" fo:font-size="11.5pt" fo:font-style="italic" style:font-size-asian="11.5pt" style:font-style-asian="italic" style:font-size-complex="11.5pt"/>
    </style:style>
    <style:style style:name="T26" style:family="text">
      <style:text-properties style:text-position="super 58%" fo:font-size="11.5pt" fo:font-style="italic" fo:font-weight="bold" style:font-size-asian="11.5pt" style:font-style-asian="italic" style:font-weight-asian="bold" style:font-size-complex="11.5pt"/>
    </style:style>
    <style:style style:name="T27" style:family="text">
      <style:text-properties fo:font-size="13.5pt" fo:font-style="italic" style:font-size-asian="13.5pt" style:font-style-asian="italic" style:font-size-complex="13.5pt"/>
    </style:style>
    <style:style style:name="T28" style:family="text">
      <style:text-properties fo:font-size="6.5pt" fo:font-style="italic" style:font-size-asian="6.5pt" style:font-style-asian="italic" style:font-size-complex="6.5pt"/>
    </style:style>
    <style:style style:name="T29" style:family="text">
      <style:text-properties fo:font-size="6.5pt" fo:font-style="italic" fo:font-weight="bold" style:font-size-asian="6.5pt" style:font-style-asian="italic" style:font-weight-asian="bold" style:font-size-complex="6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75.562</text:span><text:span text:style-name="T3"> <text:s/>· <text:s/></text:span><text:span text:style-name="T2">Fundamentos de Computadores</text:span><text:span text:style-name="T3"> <text:s/>· <text:s text:c="2"/></text:span><text:span text:style-name="T1">202</text:span><text:span text:style-name="T14">4</text:span><text:span text:style-name="T1">-2</text:span><text:span text:style-name="T14">5</text:span></text:p>
      <text:p text:style-name="P6"/>
      <text:p text:style-name="P5"><text:span text:style-name="T1">PEC1 - Primera prueba de evaluación continua</text:span></text:p>
      <text:p text:style-name="P10"/>
      <text:p text:style-name="P11"><text:span text:style-name="T4">Apellidos:</text:span><text:span text:style-name="T15"><text:tab/></text:span><text:span text:style-name="T16">López Henestrosa</text:span></text:p>
      <text:p text:style-name="P11"><text:span text:style-name="T4">Nombre:</text:span><text:tab/>José Carlos</text:p>
      <text:p text:style-name="P8"/>
      <text:p text:style-name="P5"><text:span text:style-name="T3">Formato y fecha de entrega</text:span></text:p>
      <text:list xml:id="list457266393" text:style-name="WWNum4">
        <text:list-item>
          <text:p text:style-name="P22"><text:span text:style-name="T8">Para dudas y aclaraciones sobre el enunciado debéis dirigiros al consultor responsable de vuestra aula.</text:span></text:p>
        </text:list-item>
        <text:list-item>
          <text:p text:style-name="P22"><text:span text:style-name="T8">Hay que entregar la solución en un fichero PDF utilizando una de las plantillas entregadas conjuntamente con este enunciado. </text:span></text:p>
        </text:list-item>
        <text:list-item>
          <text:p text:style-name="P22"><text:span text:style-name="T8">Se debe entregar a través de la aplicación de </text:span><text:span text:style-name="T9">Entrega de la Actividad</text:span><text:span text:style-name="T8"> correspondiente del apartado </text:span><text:span text:style-name="T9">Contenidos</text:span><text:span text:style-name="T8"> de vuestra aula. </text:span></text:p>
        </text:list-item>
        <text:list-item>
          <text:p text:style-name="P22"><text:span text:style-name="T8">La fecha límite de entrega es el <text:s/></text:span><text:span text:style-name="T10">5 de marzo</text:span><text:span text:style-name="T8"> <text:s/>(a las 24 horas).</text:span></text:p>
        </text:list-item>
        <text:list-item>
          <text:p text:style-name="P22"><text:span text:style-name="T9">Razonad la respuesta en todos los ejercicios. Las respuestas sin justificación no recibirán puntuación.</text:span></text:p>
        </text:list-item>
      </text:list>
      <text:p text:style-name="P7"/>
      <text:p text:style-name="P16"><text:span text:style-name="T3">Respuestas</text:span></text:p>
      <text:p text:style-name="P17"/>
      <text:p text:style-name="P26"><text:span text:style-name="T18">Ejercicio 1 [15 %]</text:span></text:p>
      <text:p text:style-name="P18"><text:span text:style-name="T19">Dada la secuencia de bits 10101010, indicad a qué número decimal equivale según cada una de las interpretaciones siguientes: </text:span></text:p>
      <text:p text:style-name="P19"/>
      <text:list xml:id="list2386605553" text:style-name="WWNum5">
        <text:list-item>
          <text:p text:style-name="P23"><text:span text:style-name="T19">[5 %] Si se trata de un número binario natural. <text:s/><text:line-break/>(Sección 1.3. Cambios de base)</text:span></text:p>
        </text:list-item>
      </text:list>
      <text:p text:style-name="P29"/>
      <text:p text:style-name="P30"/>
      <text:p text:style-name="P38"/>
      <text:list xml:id="list14654592043109" text:continue-numbering="true" text:style-name="WWNum5">
        <text:list-item>
          <text:p text:style-name="P23"><text:span text:style-name="T19">[5 %] Si se trata de un número binario con 5 bits para la parte entera y 3 bits para la <text:s/>parte fraccionaria, sin signo. <text:s/><text:line-break/>(Sección 1.3. Cambios de base)</text:span></text:p>
        </text:list-item>
      </text:list>
      <text:p text:style-name="P40"/>
      <text:p text:style-name="P29"><text:soft-page-break/></text:p>
      <text:p text:style-name="P40"/>
      <text:list xml:id="list14656523508633" text:continue-numbering="true" text:style-name="WWNum5">
        <text:list-item>
          <text:p text:style-name="P23"><text:span text:style-name="T19">[5 %] De este último formato (5 bits para la parte entera y 3 para la parte fraccionaria, <text:s/>sin signo), ¿qué precisión proporciona este formato? <text:s/><text:line-break/>(Sección 2.1.2. Precisión)</text:span></text:p>
        </text:list-item>
      </text:list>
      <text:p text:style-name="P40"/>
      <text:p text:style-name="P20"/>
      <text:p text:style-name="P21"><text:span text:style-name="T18">Ejercicio 2 [30 %]</text:span></text:p>
      <text:list xml:id="list1769517945" text:style-name="WWNum6">
        <text:list-item>
          <text:p text:style-name="P24"><text:span text:style-name="T19">[10 %] Representad el número 307</text:span><text:span text:style-name="T23">(10</text:span><text:span text:style-name="T19"> en Complemento a 2. ¿Cuál es la cantidad <text:s/>mínima de bits que hacen falta para representarlo? <text:s text:c="2"/><text:line-break/>(Sección 1.3. Cambios de base y<text:line-break/> Sección 2.3.3. Representación en complemento a 2)</text:span></text:p>
        </text:list-item>
      </text:list>
      <text:p text:style-name="P29"/>
      <text:p text:style-name="P29"/>
      <text:p text:style-name="P19"/>
      <text:list xml:id="list14656143204815" text:continue-numbering="true" text:style-name="WWNum6">
        <text:list-item>
          <text:p text:style-name="P24"><text:span text:style-name="T19">[10 %] Representad el número –307</text:span><text:span text:style-name="T23">(10</text:span><text:span text:style-name="T19"> en Complemento a 2. ¿Cuál es la cantidad <text:s/>mínima de bits que hacen falta para representarlo? <text:s/><text:line-break/>(Sección 2.3.4. Cambio de signo en Complemento a 2)</text:span></text:p>
        </text:list-item>
      </text:list>
      <text:p text:style-name="P19"/>
      <text:p text:style-name="P29"/>
      <text:p text:style-name="P19"/>
      <text:list xml:id="list14654915391472" text:continue-numbering="true" text:style-name="WWNum6">
        <text:list-item>
          <text:p text:style-name="P24"><text:span text:style-name="T19">[5 %] Representad el número –307</text:span><text:span text:style-name="T23">(10</text:span><text:span text:style-name="T19"> en Signo y magnitud. ¿Cuál es la cantidad <text:s/>mínima de bits que hacen falta para representarlo? <text:s/><text:line-break/>(Sección 2.3.1. Representación de enteros en signo y magnitud en base 2) </text:span></text:p>
        </text:list-item>
      </text:list>
      <text:p text:style-name="P19"/>
      <text:p text:style-name="P30"/>
      <text:p text:style-name="P34"/>
      <text:list xml:id="list14655835943331" text:continue-numbering="true" text:style-name="WWNum6">
        <text:list-item>
          <text:p text:style-name="P24"><text:span text:style-name="T19">[5 %] Representad el número 307</text:span><text:span text:style-name="T23">(10</text:span><text:span text:style-name="T19"> en hexadecimal. <text:s/><text:line-break/>(Sección 1.3.3. Cambio de base entre b y b</text:span><text:span text:style-name="T24">n</text:span><text:span text:style-name="T19">) </text:span></text:p>
        </text:list-item>
      </text:list>
      <text:p text:style-name="P40"/>
      <text:p text:style-name="P29"/>
      <text:p text:style-name="P20"/>
      <text:p text:style-name="P27"/>
      <text:p text:style-name="P28"><text:span text:style-name="T18">Ejercicio 3 [30 %]</text:span></text:p>
      <text:p text:style-name="P18"><text:span text:style-name="T19">Haced la suma de los números binarios 110110 y 011001 de 6 bits, considerando los <text:s/>siguientes escenarios en el formato de representación dado. En cada caso, indicad si <text:s/>se produce desbordamiento.</text:span></text:p>
      <text:p text:style-name="P19"/>
      <text:list xml:id="list3141948779" text:style-name="WWNum1">
        <text:list-item>
          <text:p text:style-name="P25"><text:span text:style-name="T19">[10 %] Son números enteros en Complemento a 2. Hemos preguntado a una <text:s/>herramienta de IA generativa que nos resuelva el ejercicio y nos da la siguiente <text:s/>solución: <text:s/><text:line-break/>(Sección 2.3.6. Suma en complemento a 2 y <text:s/><text:line-break/> Sección 2.3.7. Resta en complemento a 2</text:span></text:p>
        </text:list-item>
      </text:list>
      <text:p text:style-name="P48"><text:span text:style-name="T21">Vamos a realizar la suma de los números binarios </text:span><text:span text:style-name="T22">110110 y 011001</text:span><text:span text:style-name="T21"> de </text:span><text:span text:style-name="T22">6 <text:s/>bits</text:span><text:span text:style-name="T21"> en el contexto de los enteros representados en </text:span><text:span text:style-name="T22">Complemento a 2</text:span><text:span text:style-name="T21">. <text:s/></text:span></text:p>
      <text:p text:style-name="P50"><text:span text:style-name="T22">Paso 1: Convertir los números binarios a decimal </text:span><text:span text:style-name="T21"><text:s/></text:span></text:p>
      <text:p text:style-name="P49"><text:span text:style-name="T22">Número 1: 110110 (en Complemento a 2)</text:span><text:span text:style-name="T21"> <text:s/></text:span></text:p>
      <text:p text:style-name="P51"><text:span text:style-name="T21">En complemento a 2, si el primer bit (más significativo) es 1, significa que el <text:s/>número es negativo. Primero, encontramos su valor en complemento a 2.</text:span></text:p>
      <text:list xml:id="list1703199680" text:style-name="WWNum7">
        <text:list-item>
          <text:p text:style-name="P58"><text:span text:style-name="T21">110110: El primer bit es 1, por lo que el número es negativo.</text:span></text:p>
        </text:list-item>
        <text:list-item>
          <text:p text:style-name="P60"><text:span text:style-name="T21">Tomamos el complemento a 2: Invertimos los bits y sumamos 1:</text:span></text:p>
          <text:list>
            <text:list-item>
              <text:p text:style-name="P63"><text:span text:style-name="T21">110110 → 001001 (invertir bits)</text:span></text:p>
            </text:list-item>
            <text:list-item>
              <text:p text:style-name="P63"><text:span text:style-name="T21">001001 + 1 = 001010</text:span></text:p>
            </text:list-item>
          </text:list>
        </text:list-item>
      </text:list>
      <text:p text:style-name="P52"><text:span text:style-name="T27">● </text:span><text:span text:style-name="T21">El número en decimal es </text:span><text:span text:style-name="T22">10</text:span><text:span text:style-name="T21">, por lo que </text:span><text:span text:style-name="T22">110110</text:span><text:span text:style-name="T21"> representa </text:span><text:span text:style-name="T22">-10</text:span><text:span text:style-name="T21"> en <text:s/>decimal.</text:span></text:p>
      <text:p text:style-name="P50"><text:span text:style-name="T22">Número 2: 011001 (en Complemento a 2)</text:span></text:p>
      <text:p text:style-name="P51"><text:span text:style-name="T21">El primer bit es 0, lo que significa que el número es positivo. Directamente <text:s/>lo convertimos a decimal: <text:s/></text:span></text:p>
      <text:list xml:id="list2509461436" text:style-name="WWNum2">
        <text:list-item>
          <text:p text:style-name="P59"><text:span text:style-name="T21">011001 → 1 * 2</text:span><text:span text:style-name="T25">5</text:span><text:span text:style-name="T28"> </text:span><text:span text:style-name="T21">+ 1 * 2</text:span><text:span text:style-name="T25">4</text:span><text:span text:style-name="T28"> </text:span><text:span text:style-name="T21">+ 0 * 2</text:span><text:span text:style-name="T25">3</text:span><text:span text:style-name="T28"> </text:span><text:span text:style-name="T21">+ 0 * 2</text:span><text:span text:style-name="T25">2</text:span><text:span text:style-name="T28"> </text:span><text:span text:style-name="T21">+ 1 * 2</text:span><text:span text:style-name="T25">1</text:span><text:span text:style-name="T28"> </text:span><text:span text:style-name="T21">+ 0 * 2</text:span><text:span text:style-name="T25">0</text:span><text:span text:style-name="T28"> <text:line-break/> <text:s text:c="26"/></text:span><text:span text:style-name="T21">= 32 + 16 + 2 = </text:span><text:span text:style-name="T22">50</text:span><text:span text:style-name="T21">.</text:span></text:p>
        </text:list-item>
      </text:list>
      <text:p text:style-name="P53"><text:span text:style-name="T22">Paso 2: Realizar la suma en decimal <text:s/></text:span></text:p>
      <text:p text:style-name="P54"><text:span text:style-name="T21">Ahora que tenemos los números en decimal, sumamos: −10+50 =40 <text:s/><text:line-break/></text:span><text:span text:style-name="T22">Paso 3: Convertir el resultado de vuelta a binario</text:span></text:p>
      <text:p text:style-name="P55"><text:span text:style-name="T21">El resultado es </text:span><text:span text:style-name="T22">40</text:span><text:span text:style-name="T21"> en decimal. Convertimos este número a binario: <text:s text:c="2"/>40=101000</text:span><text:span text:style-name="T28">2 </text:span></text:p>
      <text:p text:style-name="P56"><text:span text:style-name="T22">Paso 4: Verificar el desbordamiento </text:span></text:p>
      <text:p text:style-name="P57"/>
      <text:p text:style-name="P41"><text:span text:style-name="T21">En una representación de </text:span><text:span text:style-name="T22">6 bits </text:span><text:span text:style-name="T21">en complemento a 2, los valores posibles <text:s/>van de -32 a 31 (ya que el rango en complemento a 2 con 6 bits es de </text:span><text:span text:style-name="T22">-2</text:span><text:span text:style-name="T26">(n-1)</text:span><text:span text:style-name="T28"> </text:span><text:span text:style-name="T21">a </text:span><text:span text:style-name="T22">2</text:span><text:span text:style-name="T26">(n-1)</text:span><text:span text:style-name="T29"> </text:span><text:span text:style-name="T22">- 1</text:span><text:span text:style-name="T21">). <text:s/></text:span></text:p>
      <text:p text:style-name="P42"><text:span text:style-name="T21">El resultado de </text:span><text:span text:style-name="T22">40</text:span><text:span text:style-name="T21"> está fuera de este rango, por lo que se produce un <text:s/></text:span><text:span text:style-name="T22">desbordamiento</text:span><text:span text:style-name="T21">.</text:span></text:p>
      <text:p text:style-name="P43"><text:span text:style-name="T19">Razonad si la solución propuesta es correcta. <text:s/></text:span></text:p>
      <text:list xml:id="list2730696668" text:style-name="WWNum8">
        <text:list-item>
          <text:p text:style-name="P62"><text:span text:style-name="T19">Si es correcta, realizad la operación con un desarrollo vuestro para obtener <text:s/>el mismo resultado. <text:s/></text:span></text:p>
        </text:list-item>
        <text:list-item>
          <text:p text:style-name="P61"><text:span text:style-name="T19">Si es incorrecta, indicad el paso a partir del cual es incorrecta y obtened el <text:s/>resultado correcto. <text:s/></text:span></text:p>
        </text:list-item>
      </text:list>
      <text:p text:style-name="P47"><text:soft-page-break/></text:p>
      <text:p text:style-name="P31"/>
      <text:p text:style-name="P47"/>
      <text:list xml:id="list14656414952462" text:continue-list="list3141948779" text:style-name="WWNum1">
        <text:list-item>
          <text:p text:style-name="P25"><text:span text:style-name="T19">[10 %] Son números enteros en signo y magnitud. <text:line-break/>(Sección 2.3.2. Suma y resta en signo y magnitud)</text:span></text:p>
        </text:list-item>
      </text:list>
      <text:p text:style-name="P19"/>
      <text:p text:style-name="P30"/>
      <text:p text:style-name="P38"/>
      <text:list xml:id="list14655123097472" text:continue-numbering="true" text:style-name="WWNum1">
        <text:list-item>
          <text:p text:style-name="P25"><text:span text:style-name="T19">[10 %] Son números naturales. <text:s/><text:line-break/>(Sección 2.2. Números naturales) <text:s/></text:span></text:p>
        </text:list-item>
      </text:list>
      <text:p text:style-name="P40"/>
      <text:p text:style-name="P36"/>
      <text:p text:style-name="P28"><text:span text:style-name="T18">Ejercicio 4 [25 %]</text:span></text:p>
      <text:p text:style-name="P2"><text:span text:style-name="T19">Dado el formato de coma flotante siguiente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<text:span text:style-name="T19">S</text:span></text:p>
          </table:table-cell>
          <table:table-cell table:style-name="Table1.A1" table:number-columns-spanned="3" office:value-type="string">
            <text:p text:style-name="P3"><text:span text:style-name="T19">Exponente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3"><text:span text:style-name="T19">Mantis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2"><text:span text:style-name="T19">13</text:span></text:p>
          </table:table-cell>
          <table:table-cell table:style-name="Table1.A1" office:value-type="string">
            <text:p text:style-name="P12"><text:span text:style-name="T19">12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<text:span text:style-name="T19">8</text:span></text:p>
          </table:table-cell>
          <table:table-cell table:style-name="Table1.A1" office:value-type="string">
            <text:p text:style-name="P12"><text:span text:style-name="T19">7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<text:span text:style-name="T19">0</text:span></text:p>
          </table:table-cell>
        </table:table-row>
      </table:table>
      <text:p text:style-name="P1"/>
      <text:p text:style-name="P2"><text:span text:style-name="T19">Donde:</text:span></text:p>
      <text:p text:style-name="P4"/>
      <text:list xml:id="list452502540" text:style-name="WWNum3">
        <text:list-item>
          <text:p text:style-name="P66"><text:span text:style-name="T19">el bit de signo S vale 0 para los números positivos, y 1 para los negativos</text:span></text:p>
        </text:list-item>
        <text:list-item>
          <text:p text:style-name="P66"><text:span text:style-name="T19">método de aproximación por truncamiento</text:span></text:p>
        </text:list-item>
        <text:list-item>
          <text:p text:style-name="P66"><text:span text:style-name="T19">el exponente se codifica en exceso a 16, y</text:span></text:p>
        </text:list-item>
        <text:list-item>
          <text:p text:style-name="P66"><text:span text:style-name="T19">la mantisa está normalizada de la forma 1,M y con bit implícito.</text:span></text:p>
        </text:list-item>
      </text:list>
      <text:p text:style-name="P68"/>
      <text:p text:style-name="P2"><text:span text:style-name="T19">(Sección 3.3.2. Representación en coma flotante)</text:span></text:p>
      <text:p text:style-name="P1"/>
      <text:list xml:id="list2013459920" text:style-name="WWNum9">
        <text:list-item>
          <text:p text:style-name="P70"><text:span text:style-name="T19">[10 %] ¿A qué número decimal corresponde la secuencia de bits 01010011001100?</text:span></text:p>
        </text:list-item>
      </text:list>
      <text:p text:style-name="P71"/>
      <text:p text:style-name="P33"/>
      <text:p text:style-name="P39"/>
      <text:list xml:id="list14654852312337" text:continue-numbering="true" text:style-name="WWNum9">
        <text:list-item>
          <text:p text:style-name="P67"><text:span text:style-name="T19">[10 %] Representad el número 42,625</text:span><text:span text:style-name="T23">(10</text:span><text:span text:style-name="T19"> en este formato.</text:span></text:p>
        </text:list-item>
      </text:list>
      <text:p text:style-name="P40"/>
      <text:p text:style-name="P30"/>
      <text:p text:style-name="P40"/>
      <text:list xml:id="list14655652574153" text:continue-numbering="true" text:style-name="WWNum9">
        <text:list-item>
          <text:p text:style-name="P67"><text:span text:style-name="T19">[5 %] ¿Se ha producido algún error en la representación del apartado anterior? En caso afirmativo, calculad el mencionado error en formato decimal.</text:span></text:p>
        </text:list-item>
      </text:list>
      <text:p text:style-name="P1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indent="0in" style:auto-text-indent="false" fo:keep-with-next="always"/>
      <style:text-properties fo:color="#000000" style:text-position="0% 100%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with-next="always"/>
      <style:text-properties fo:color="#000000" style:text-position="0% 100%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2.5in" fo:margin-right="0in" fo:text-indent="0in" style:auto-text-indent="false" fo:keep-with-next="always"/>
      <style:text-properties fo:color="#000000" style:text-position="0% 100%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position="0% 100%"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left="-0.7874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MP3" style:family="paragraph" style:parent-style-name="Standard">
      <style:paragraph-properties fo:margin-left="-0.7874in" fo:margin-right="0.25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T1" style:family="text">
      <style:text-properties fo:font-variant="normal" fo:text-transform="none" fo:color="#0051ba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3" style:family="text">
      <style:text-properties fo:font-variant="normal" fo:text-transform="none" fo:color="#004c9a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MT4" style:family="text">
      <style:text-properties fo:font-variant="normal" fo:text-transform="none" fo:color="#3366ff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335in" fo:margin-left="1.1811in" fo:margin-right="1.1811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E</text:span><text:span text:style-name="MT2">studios de </text:span><text:span text:style-name="MT1">I</text:span><text:span text:style-name="MT2">nformática </text:span><text:span text:style-name="MT1">M</text:span><text:span text:style-name="MT2">ultimedia y </text:span><text:span text:style-name="MT1">T</text:span><text:span text:style-name="MT2">elecomunicaciones</text:span></text:p>
        <text:p text:style-name="MP1"><draw:frame draw:style-name="Mfr1" draw:name="image2.png" text:anchor-type="as-char" svg:width="1.5598in" svg:height="0.7717in" draw:z-index="5"><draw:image xlink:href="Pictures/100000000000013B0000009CB2225F98B1A56FF3.png" xlink:type="simple" xlink:show="embed" xlink:actuate="onLoad" loext:mime-type="image/png"/></draw:frame></text:p>
      </style:header>
      <style:footer>
        <text:p text:style-name="MP2"><text:span text:style-name="MT3"><text:s text:c="7"/></text:span><draw:frame draw:style-name="Mfr1" draw:name="image3.jpg" text:anchor-type="as-char" svg:width="1.1992in" svg:height="0.3846in" draw:z-index="11"><draw:image xlink:href="Pictures/100000000000033500000106940B9045730FCD57.jpg" xlink:type="simple" xlink:show="embed" xlink:actuate="onLoad" loext:mime-type="image/jpeg"/></draw:frame><text:span text:style-name="MT3"><text:s text:c="108"/></text:span><draw:frame draw:style-name="Mfr1" draw:name="image1.png" text:anchor-type="as-char" svg:width="1.0035in" svg:height="0.111in" draw:z-index="17"><draw:image xlink:href="Pictures/100002010000009800000011BFFC5953FB7079B6.png" xlink:type="simple" xlink:show="embed" xlink:actuate="onLoad" loext:mime-type="image/png"/></draw:frame></text:p>
        <text:p text:style-name="MP3"><text:page-number text:select-page="current">6</text:page-number><text:span text:style-name="MT4"><text:s/>de </text:span><text:page-count>6</text:page-count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6" meta:paragraph-count="70" meta:word-count="888" meta:character-count="5088" meta:non-whitespace-character-count="4074"/>
    <meta:generator>LibreOfficeDev/6.0.5.2$Linux_X86_64 LibreOffice_project/</meta:generator>
  </office:meta>
</office:document-meta>
</file>